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微软雅黑" svg:font-family="微软雅黑" style:font-family-generic="system" style:font-pitch="variable"/>
    <style:font-face style:name="新宋体" svg:font-family="新宋体" style:font-family-generic="modern" style:font-pitch="fixed"/>
    <style:font-face style:name="新宋体1" svg:font-family="新宋体" style:font-family-generic="system" style:font-pitch="variable"/>
  </office:font-face-decls>
  <office:automatic-styles>
    <style:style style:name="P1" style:family="paragraph" style:parent-style-name="Text_20_body" style:list-style-name="L1">
      <style:paragraph-properties fo:margin-left="0in" fo:margin-right="0in" fo:text-indent="0in" style:auto-text-indent="false"/>
    </style:style>
    <style:style style:name="P2" style:family="paragraph" style:parent-style-name="Text_20_body" style:list-style-name="L1">
      <style:paragraph-properties fo:margin-left="0in" fo:margin-right="0in" fo:margin-top="0in" fo:margin-bottom="0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2">
      <style:paragraph-properties fo:margin-left="0in" fo:margin-right="0in" fo:text-indent="0in" style:auto-text-indent="false"/>
    </style:style>
    <style:style style:name="P5" style:family="paragraph" style:parent-style-name="Text_20_body" style:list-style-name="L2">
      <style:paragraph-properties fo:margin-left="0in" fo:margin-right="0in" fo:margin-top="0in" fo:margin-bottom="0in" style:contextual-spacing="false" fo:text-indent="0in" style:auto-text-indent="false"/>
    </style:style>
    <style:style style:name="P6" style:family="paragraph" style:parent-style-name="Text_20_body" style:list-style-name="L3">
      <style:paragraph-properties fo:margin-left="0in" fo:margin-right="0in" fo:text-indent="0in" style:auto-text-indent="false"/>
      <style:text-properties fo:font-size="11pt" style:font-size-asian="11pt" style:font-size-complex="11pt"/>
    </style:style>
    <style:style style:name="P7" style:family="paragraph" style:parent-style-name="Text_20_body" style:list-style-name="L3">
      <style:paragraph-properties fo:margin-left="0in" fo:margin-right="0in" fo:margin-top="0in" fo:margin-bottom="0in" style:contextual-spacing="false" fo:text-indent="0in" style:auto-text-indent="false"/>
      <style:text-properties fo:font-size="11pt" officeooo:paragraph-rsid="0019a316"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fo:font-size="11pt" officeooo:paragraph-rsid="001816d9" style:font-size-asian="11pt" style:font-size-complex="11pt"/>
    </style:style>
    <style:style style:name="P9" style:family="paragraph" style:parent-style-name="Text_20_body" style:list-style-name="L3">
      <style:paragraph-properties fo:margin-left="0in" fo:margin-right="0in" fo:margin-top="0in" fo:margin-bottom="0in" style:contextual-spacing="false" fo:text-indent="0in" style:auto-text-indent="false"/>
      <style:text-properties fo:font-size="11pt" style:font-size-asian="11pt" style:font-size-complex="11pt"/>
    </style:style>
    <style:style style:name="P10" style:family="paragraph" style:parent-style-name="Text_20_body" style:list-style-name="L3">
      <style:paragraph-properties fo:margin-left="0in" fo:margin-right="0in" fo:margin-top="0in" fo:margin-bottom="0in" style:contextual-spacing="false" fo:text-indent="0in" style:auto-text-indent="false"/>
      <style:text-properties fo:font-size="11pt" officeooo:rsid="0019a316" officeooo:paragraph-rsid="0019a316" style:font-size-asian="11pt" style:font-size-complex="11pt"/>
    </style:style>
    <style:style style:name="P11" style:family="paragraph" style:parent-style-name="Text_20_body" style:list-style-name="L3">
      <style:paragraph-properties fo:margin-left="0in" fo:margin-right="0in" fo:margin-top="0in" fo:margin-bottom="0in" style:contextual-spacing="false" fo:text-indent="0in" style:auto-text-indent="false"/>
      <style:text-properties fo:font-size="11pt" officeooo:rsid="001a0345" officeooo:paragraph-rsid="001a0345" style:font-size-asian="11pt" style:font-size-complex="11pt"/>
    </style:style>
    <style:style style:name="P12" style:family="paragraph" style:parent-style-name="Text_20_body">
      <style:paragraph-properties fo:margin-left="0in" fo:margin-right="0in" fo:margin-top="0in" fo:margin-bottom="0in" style:contextual-spacing="false" fo:text-indent="0in" style:auto-text-indent="false"/>
      <style:text-properties fo:font-size="11pt" officeooo:rsid="001a0345" officeooo:paragraph-rsid="001a0345" style:font-size-asian="11pt" style:font-size-complex="11pt"/>
    </style:style>
    <style:style style:name="P13" style:family="paragraph" style:parent-style-name="Text_20_body" style:list-style-name="L3">
      <style:paragraph-properties fo:margin-left="0in" fo:margin-right="0in" fo:text-indent="0in" style:auto-text-indent="false"/>
      <style:text-properties fo:font-size="11pt" officeooo:rsid="001a0345" officeooo:paragraph-rsid="001a0345" style:font-size-asian="11pt" style:font-size-complex="11pt"/>
    </style:style>
    <style:style style:name="P14" style:family="paragraph" style:parent-style-name="Text_20_body" style:list-style-name="L4">
      <style:paragraph-properties fo:margin-left="0in" fo:margin-right="0in" fo:text-indent="0in" style:auto-text-indent="false"/>
      <style:text-properties fo:font-size="11pt" officeooo:rsid="001a0345" officeooo:paragraph-rsid="001bbe09" style:font-size-asian="11pt" style:font-size-complex="11pt"/>
    </style:style>
    <style:style style:name="P15" style:family="paragraph" style:parent-style-name="Text_20_body" style:list-style-name="L4">
      <style:paragraph-properties fo:margin-left="0in" fo:margin-right="0in" fo:margin-top="0in" fo:margin-bottom="0in" style:contextual-spacing="false" fo:text-indent="0in" style:auto-text-indent="false"/>
    </style:style>
    <style:style style:name="P16" style:family="paragraph" style:parent-style-name="Text_20_body" style:list-style-name="L4">
      <style:paragraph-properties fo:margin-left="0in" fo:margin-right="0in" fo:margin-top="0in" fo:margin-bottom="0in" style:contextual-spacing="false" fo:text-indent="0in" style:auto-text-indent="false"/>
      <style:text-properties officeooo:rsid="001a61cd" officeooo:paragraph-rsid="001a61cd"/>
    </style:style>
    <style:style style:name="P17" style:family="paragraph" style:parent-style-name="Text_20_body">
      <style:paragraph-properties fo:margin-left="0in" fo:margin-right="0in" fo:margin-top="0in" fo:margin-bottom="0in" style:contextual-spacing="false" fo:text-indent="0in" style:auto-text-indent="false"/>
      <style:text-properties officeooo:rsid="001a61cd" officeooo:paragraph-rsid="001a61cd"/>
    </style:style>
    <style:style style:name="P18" style:family="paragraph" style:parent-style-name="Text_20_body" style:list-style-name="L4">
      <style:paragraph-properties fo:margin-left="0in" fo:margin-right="0in" fo:text-indent="0in" style:auto-text-indent="false"/>
    </style:style>
    <style:style style:name="P19" style:family="paragraph" style:parent-style-name="Text_20_body">
      <style:paragraph-properties fo:margin-left="0in" fo:margin-right="0in" fo:margin-top="0in" fo:margin-bottom="0in" style:contextual-spacing="false" fo:text-indent="0in" style:auto-text-indent="false"/>
    </style:style>
    <style:style style:name="P20" style:family="paragraph" style:parent-style-name="Text_20_body" style:list-style-name="L5">
      <style:paragraph-properties fo:margin-left="0in" fo:margin-right="0in" fo:margin-top="0in" fo:margin-bottom="0in" style:contextual-spacing="false" fo:text-indent="0in" style:auto-text-indent="false"/>
      <style:text-properties officeooo:paragraph-rsid="001a8fcc"/>
    </style:style>
    <style:style style:name="P21" style:family="paragraph" style:parent-style-name="Text_20_body" style:list-style-name="L4">
      <style:paragraph-properties fo:margin-left="0in" fo:margin-right="0in" fo:margin-top="0in" fo:margin-bottom="0in" style:contextual-spacing="false" fo:text-indent="0in" style:auto-text-indent="false"/>
      <style:text-properties officeooo:paragraph-rsid="001a8fcc"/>
    </style:style>
    <style:style style:name="P22" style:family="paragraph" style:parent-style-name="Text_20_body" style:list-style-name="L4">
      <style:paragraph-properties fo:margin-left="0in" fo:margin-right="0in" fo:margin-top="0in" fo:margin-bottom="0in" style:contextual-spacing="false" fo:text-indent="0in" style:auto-text-indent="false"/>
      <style:text-properties officeooo:rsid="001bbe09" officeooo:paragraph-rsid="001bbe09"/>
    </style:style>
    <style:style style:name="P23" style:family="paragraph" style:parent-style-name="Text_20_body">
      <style:paragraph-properties fo:margin-left="0in" fo:margin-right="0in" fo:text-indent="0in" style:auto-text-indent="false"/>
      <style:text-properties fo:font-size="11pt" officeooo:rsid="001a0345" officeooo:paragraph-rsid="001a0345" style:font-size-asian="11pt" style:font-size-complex="11pt"/>
    </style:style>
    <style:style style:name="P24" style:family="paragraph" style:parent-style-name="Standard">
      <style:text-properties officeooo:rsid="001cb2cd"/>
    </style:style>
    <style:style style:name="P25" style:family="paragraph" style:parent-style-name="Text_20_body">
      <style:text-properties officeooo:rsid="001cb2cd"/>
    </style:style>
    <style:style style:name="P26" style:family="paragraph" style:parent-style-name="Text_20_body" style:list-style-name="L6">
      <style:paragraph-properties fo:margin-left="0in" fo:margin-right="0in" fo:margin-top="0in" fo:margin-bottom="0in" style:contextual-spacing="false" fo:text-indent="0in" style:auto-text-indent="false"/>
    </style:style>
    <style:style style:name="P27" style:family="paragraph" style:parent-style-name="Text_20_body" style:list-style-name="L6">
      <style:paragraph-properties fo:margin-left="0in" fo:margin-right="0in" fo:text-indent="0in" style:auto-text-indent="false"/>
    </style:style>
    <style:style style:name="P28" style:family="paragraph" style:parent-style-name="Text_20_body" style:list-style-name="L7">
      <style:paragraph-properties fo:margin-left="0in" fo:margin-right="0in" fo:text-indent="0in" style:auto-text-indent="false"/>
    </style:style>
    <style:style style:name="P29" style:family="paragraph" style:parent-style-name="Text_20_body" style:list-style-name="L7">
      <style:paragraph-properties fo:margin-left="0in" fo:margin-right="0in" fo:margin-top="0in" fo:margin-bottom="0in" style:contextual-spacing="false" fo:text-indent="0in" style:auto-text-indent="false"/>
    </style:style>
    <style:style style:name="P30" style:family="paragraph" style:parent-style-name="Text_20_body">
      <style:paragraph-properties fo:margin-left="0in" fo:margin-right="0in" fo:text-indent="0in" style:auto-text-indent="false" style:writing-mode="lr-tb"/>
    </style:style>
    <style:style style:name="P31" style:family="paragraph" style:parent-style-name="Text_20_body" style:list-style-name="L8">
      <style:paragraph-properties fo:margin-left="0in" fo:margin-right="0in" fo:text-indent="0in" style:auto-text-indent="false"/>
    </style:style>
    <style:style style:name="P32" style:family="paragraph" style:parent-style-name="Text_20_body" style:list-style-name="L8">
      <style:paragraph-properties fo:margin-left="0in" fo:margin-right="0in" fo:margin-top="0in" fo:margin-bottom="0in" style:contextual-spacing="false" fo:text-indent="0in" style:auto-text-indent="false"/>
    </style:style>
    <style:style style:name="P33" style:family="paragraph" style:parent-style-name="Text_20_body" style:list-style-name="L9">
      <style:paragraph-properties fo:margin-left="0in" fo:margin-right="0in" fo:text-indent="0in" style:auto-text-indent="false"/>
    </style:style>
    <style:style style:name="P34" style:family="paragraph" style:parent-style-name="Text_20_body" style:list-style-name="L9">
      <style:paragraph-properties fo:margin-left="0in" fo:margin-right="0in" fo:margin-top="0in" fo:margin-bottom="0in" style:contextual-spacing="false" fo:text-indent="0in" style:auto-text-indent="false"/>
    </style:style>
    <style:style style:name="P35" style:family="paragraph" style:parent-style-name="Text_20_body" style:list-style-name="L10">
      <style:paragraph-properties fo:margin-left="0in" fo:margin-right="0in" fo:text-indent="0in" style:auto-text-indent="false"/>
    </style:style>
    <style:style style:name="P36" style:family="paragraph" style:parent-style-name="Text_20_body" style:list-style-name="L10">
      <style:paragraph-properties fo:margin-left="0in" fo:margin-right="0in" fo:margin-top="0in" fo:margin-bottom="0in" style:contextual-spacing="false" fo:text-indent="0in" style:auto-text-indent="false"/>
    </style:style>
    <style:style style:name="P37" style:family="paragraph" style:parent-style-name="Text_20_body" style:list-style-name="L11">
      <style:paragraph-properties fo:margin-left="0in" fo:margin-right="0in" fo:margin-top="0in" fo:margin-bottom="0in" style:contextual-spacing="false" fo:text-indent="0in" style:auto-text-indent="false"/>
    </style:style>
    <style:style style:name="P38" style:family="paragraph" style:parent-style-name="Text_20_body" style:list-style-name="L11">
      <style:paragraph-properties fo:margin-left="0in" fo:margin-right="0in" fo:text-indent="0in" style:auto-text-indent="false"/>
    </style:style>
    <style:style style:name="P39" style:family="paragraph" style:parent-style-name="Text_20_body" style:list-style-name="L12">
      <style:paragraph-properties fo:margin-left="0in" fo:margin-right="0in" fo:margin-top="0in" fo:margin-bottom="0in" style:contextual-spacing="false" fo:text-indent="0in" style:auto-text-indent="false"/>
    </style:style>
    <style:style style:name="P40" style:family="paragraph" style:parent-style-name="Text_20_body" style:list-style-name="L12">
      <style:paragraph-properties fo:margin-left="0in" fo:margin-right="0in" fo:text-indent="0in" style:auto-text-indent="false"/>
    </style:style>
    <style:style style:name="P41" style:family="paragraph" style:parent-style-name="Text_20_body" style:list-style-name="L13">
      <style:paragraph-properties fo:margin-left="0in" fo:margin-right="0in" fo:margin-top="0in" fo:margin-bottom="0in" style:contextual-spacing="false" fo:text-indent="0in" style:auto-text-indent="false"/>
    </style:style>
    <style:style style:name="P42" style:family="paragraph" style:parent-style-name="Text_20_body" style:list-style-name="L13">
      <style:paragraph-properties fo:margin-left="0in" fo:margin-right="0in" fo:text-indent="0in" style:auto-text-indent="false"/>
    </style:style>
    <style:style style:name="P43" style:family="paragraph" style:parent-style-name="Text_20_body" style:list-style-name="L14">
      <style:paragraph-properties fo:margin-left="0in" fo:margin-right="0in" fo:margin-top="0in" fo:margin-bottom="0in" style:contextual-spacing="false" fo:text-indent="0in" style:auto-text-indent="false"/>
    </style:style>
    <style:style style:name="P44" style:family="paragraph" style:parent-style-name="Text_20_body" style:list-style-name="L14">
      <style:paragraph-properties fo:margin-left="0in" fo:margin-right="0in" fo:text-indent="0in" style:auto-text-indent="false"/>
    </style:style>
    <style:style style:name="P45" style:family="paragraph" style:parent-style-name="Text_20_body" style:list-style-name="L15">
      <style:paragraph-properties fo:margin-left="0in" fo:margin-right="0in" fo:margin-top="0in" fo:margin-bottom="0in" style:contextual-spacing="false" fo:text-indent="0in" style:auto-text-indent="false"/>
    </style:style>
    <style:style style:name="P46" style:family="paragraph" style:parent-style-name="Text_20_body" style:list-style-name="L15">
      <style:paragraph-properties fo:margin-left="0in" fo:margin-right="0in" fo:text-indent="0in" style:auto-text-indent="false"/>
    </style:style>
    <style:style style:name="P47" style:family="paragraph" style:parent-style-name="Text_20_body" style:list-style-name="L16">
      <style:paragraph-properties fo:margin-left="0in" fo:margin-right="0in" fo:text-indent="0in" style:auto-text-indent="false"/>
    </style:style>
    <style:style style:name="P48" style:family="paragraph" style:parent-style-name="Text_20_body" style:list-style-name="L16">
      <style:paragraph-properties fo:margin-left="0in" fo:margin-right="0in" fo:margin-top="0in" fo:margin-bottom="0in" style:contextual-spacing="false" fo:text-indent="0in" style:auto-text-indent="false"/>
    </style:style>
    <style:style style:name="P49" style:family="paragraph" style:parent-style-name="Text_20_body" style:list-style-name="L17">
      <style:paragraph-properties fo:margin-left="0in" fo:margin-right="0in" fo:margin-top="0in" fo:margin-bottom="0in" style:contextual-spacing="false" fo:text-indent="0in" style:auto-text-indent="false"/>
    </style:style>
    <style:style style:name="P50" style:family="paragraph" style:parent-style-name="Text_20_body" style:list-style-name="L17">
      <style:paragraph-properties fo:margin-left="0in" fo:margin-right="0in" fo:text-indent="0in" style:auto-text-indent="false"/>
    </style:style>
    <style:style style:name="P51" style:family="paragraph" style:parent-style-name="Text_20_body" style:list-style-name="L18">
      <style:paragraph-properties fo:margin-left="0in" fo:margin-right="0in" fo:text-indent="0in" style:auto-text-indent="false"/>
    </style:style>
    <style:style style:name="P52" style:family="paragraph" style:parent-style-name="Preformatted_20_Text" style:list-style-name="L18">
      <style:paragraph-properties fo:margin-left="0in" fo:margin-right="0in" fo:text-indent="0in" style:auto-text-indent="false"/>
    </style:style>
    <style:style style:name="P53" style:family="paragraph" style:parent-style-name="Preformatted_20_Text" style:list-style-name="L18">
      <style:paragraph-properties fo:margin-left="0in" fo:margin-right="0in" fo:margin-top="0in" fo:margin-bottom="0.1965in" style:contextual-spacing="false" fo:text-indent="0in" style:auto-text-indent="false"/>
    </style:style>
    <style:style style:name="P54" style:family="paragraph" style:parent-style-name="Text_20_body" style:list-style-name="L18">
      <style:paragraph-properties fo:margin-left="0in" fo:margin-right="0in" fo:margin-top="0in" fo:margin-bottom="0in" style:contextual-spacing="false" fo:text-indent="0in" style:auto-text-indent="false"/>
    </style:style>
    <style:style style:name="P55" style:family="paragraph" style:parent-style-name="Text_20_body" style:list-style-name="L19">
      <style:paragraph-properties fo:margin-left="0in" fo:margin-right="0in" fo:margin-top="0in" fo:margin-bottom="0in" style:contextual-spacing="false" fo:text-indent="0in" style:auto-text-indent="false"/>
    </style:style>
    <style:style style:name="P56" style:family="paragraph" style:parent-style-name="Text_20_body" style:list-style-name="L19">
      <style:paragraph-properties fo:margin-left="0in" fo:margin-right="0in" fo:text-indent="0in" style:auto-text-indent="false"/>
    </style:style>
    <style:style style:name="P57" style:family="paragraph" style:parent-style-name="Text_20_body" style:list-style-name="L20">
      <style:paragraph-properties fo:margin-left="0in" fo:margin-right="0in" fo:margin-top="0in" fo:margin-bottom="0in" style:contextual-spacing="false" fo:text-indent="0in" style:auto-text-indent="false"/>
    </style:style>
    <style:style style:name="P58" style:family="paragraph" style:parent-style-name="Text_20_body" style:list-style-name="L20">
      <style:paragraph-properties fo:margin-left="0in" fo:margin-right="0in" fo:text-indent="0in" style:auto-text-indent="false"/>
    </style:style>
    <style:style style:name="P59" style:family="paragraph" style:parent-style-name="Text_20_body" style:list-style-name="L21">
      <style:paragraph-properties fo:margin-left="0in" fo:margin-right="0in" fo:text-indent="0in" style:auto-text-indent="false"/>
    </style:style>
    <style:style style:name="P60" style:family="paragraph" style:parent-style-name="Text_20_body" style:list-style-name="L21">
      <style:paragraph-properties fo:margin-left="0in" fo:margin-right="0in" fo:margin-top="0in" fo:margin-bottom="0in" style:contextual-spacing="false" fo:text-indent="0in" style:auto-text-indent="false"/>
    </style:style>
    <style:style style:name="P61" style:family="paragraph" style:parent-style-name="Text_20_body" style:list-style-name="L22">
      <style:paragraph-properties fo:margin-left="0in" fo:margin-right="0in" fo:text-indent="0in" style:auto-text-indent="false"/>
    </style:style>
    <style:style style:name="P62" style:family="paragraph" style:parent-style-name="Text_20_body" style:list-style-name="L22">
      <style:paragraph-properties fo:margin-left="0in" fo:margin-right="0in" fo:margin-top="0in" fo:margin-bottom="0in" style:contextual-spacing="false" fo:text-indent="0in" style:auto-text-indent="false"/>
    </style:style>
    <style:style style:name="P63" style:family="paragraph" style:parent-style-name="Text_20_body" style:list-style-name="L23">
      <style:paragraph-properties fo:margin-left="0in" fo:margin-right="0in" fo:text-indent="0in" style:auto-text-indent="false"/>
    </style:style>
    <style:style style:name="P64" style:family="paragraph" style:parent-style-name="Text_20_body" style:list-style-name="L24">
      <style:paragraph-properties fo:margin-left="0in" fo:margin-right="0in" fo:text-indent="0in" style:auto-text-indent="false"/>
    </style:style>
    <style:style style:name="P65" style:family="paragraph" style:parent-style-name="Text_20_body" style:list-style-name="L24">
      <style:paragraph-properties fo:margin-left="0in" fo:margin-right="0in" fo:margin-top="0in" fo:margin-bottom="0in" style:contextual-spacing="false" fo:text-indent="0in" style:auto-text-indent="false"/>
    </style:style>
    <style:style style:name="P66" style:family="paragraph" style:parent-style-name="Text_20_body" style:list-style-name="L25">
      <style:paragraph-properties fo:margin-left="0in" fo:margin-right="0in" fo:margin-top="0in" fo:margin-bottom="0in" style:contextual-spacing="false" fo:text-indent="0in" style:auto-text-indent="false"/>
    </style:style>
    <style:style style:name="P67" style:family="paragraph" style:parent-style-name="Text_20_body" style:list-style-name="L25">
      <style:paragraph-properties fo:margin-left="0in" fo:margin-right="0in" fo:text-indent="0in" style:auto-text-indent="false"/>
    </style:style>
    <style:style style:name="P68" style:family="paragraph" style:parent-style-name="Text_20_body" style:list-style-name="L26">
      <style:paragraph-properties fo:margin-left="0in" fo:margin-right="0in" fo:margin-top="0in" fo:margin-bottom="0in" style:contextual-spacing="false" fo:text-indent="0in" style:auto-text-indent="false"/>
    </style:style>
    <style:style style:name="P69" style:family="paragraph" style:parent-style-name="Text_20_body" style:list-style-name="L26">
      <style:paragraph-properties fo:margin-left="0in" fo:margin-right="0in" fo:text-indent="0in" style:auto-text-indent="false"/>
    </style:style>
    <style:style style:name="P70" style:family="paragraph" style:parent-style-name="Text_20_body" style:list-style-name="L27">
      <style:paragraph-properties fo:margin-left="0in" fo:margin-right="0in" fo:margin-top="0in" fo:margin-bottom="0in" style:contextual-spacing="false" fo:text-indent="0in" style:auto-text-indent="false"/>
    </style:style>
    <style:style style:name="P71" style:family="paragraph" style:parent-style-name="Text_20_body" style:list-style-name="L27">
      <style:paragraph-properties fo:margin-left="0in" fo:margin-right="0in" fo:text-indent="0in" style:auto-text-indent="false"/>
    </style:style>
    <style:style style:name="P72" style:family="paragraph" style:parent-style-name="Text_20_body" style:list-style-name="L28">
      <style:paragraph-properties fo:margin-left="0in" fo:margin-right="0in" fo:margin-top="0in" fo:margin-bottom="0in" style:contextual-spacing="false" fo:text-indent="0in" style:auto-text-indent="false"/>
    </style:style>
    <style:style style:name="P73" style:family="paragraph" style:parent-style-name="Text_20_body" style:list-style-name="L28">
      <style:paragraph-properties fo:margin-left="0in" fo:margin-right="0in" fo:text-indent="0in" style:auto-text-indent="false"/>
    </style:style>
    <style:style style:name="P74" style:family="paragraph" style:parent-style-name="Text_20_body" style:list-style-name="L29">
      <style:paragraph-properties fo:margin-left="0in" fo:margin-right="0in" fo:margin-top="0in" fo:margin-bottom="0in" style:contextual-spacing="false" fo:text-indent="0in" style:auto-text-indent="false"/>
    </style:style>
    <style:style style:name="P75" style:family="paragraph" style:parent-style-name="Text_20_body" style:list-style-name="L29">
      <style:paragraph-properties fo:margin-left="0in" fo:margin-right="0in" fo:text-indent="0in" style:auto-text-indent="false"/>
    </style:style>
    <style:style style:name="P76" style:family="paragraph" style:parent-style-name="Text_20_body" style:list-style-name="L30">
      <style:paragraph-properties fo:margin-left="0in" fo:margin-right="0in" fo:margin-top="0in" fo:margin-bottom="0in" style:contextual-spacing="false" fo:text-indent="0in" style:auto-text-indent="false"/>
    </style:style>
    <style:style style:name="P77" style:family="paragraph" style:parent-style-name="Text_20_body" style:list-style-name="L30">
      <style:paragraph-properties fo:margin-left="0in" fo:margin-right="0in" fo:text-indent="0in" style:auto-text-indent="false"/>
    </style:style>
    <style:style style:name="P78" style:family="paragraph" style:parent-style-name="Text_20_body" style:list-style-name="L31">
      <style:paragraph-properties fo:margin-left="0in" fo:margin-right="0in" fo:margin-top="0in" fo:margin-bottom="0in" style:contextual-spacing="false" fo:text-indent="0in" style:auto-text-indent="false"/>
    </style:style>
    <style:style style:name="P79" style:family="paragraph" style:parent-style-name="Text_20_body" style:list-style-name="L31">
      <style:paragraph-properties fo:margin-left="0in" fo:margin-right="0in" fo:text-indent="0in" style:auto-text-indent="false"/>
    </style:style>
    <style:style style:name="P80" style:family="paragraph" style:parent-style-name="Text_20_body" style:list-style-name="L32">
      <style:paragraph-properties fo:margin-left="0in" fo:margin-right="0in" fo:text-indent="0in" style:auto-text-indent="false"/>
    </style:style>
    <style:style style:name="P81" style:family="paragraph" style:parent-style-name="Text_20_body" style:list-style-name="L32">
      <style:paragraph-properties fo:margin-left="0in" fo:margin-right="0in" fo:margin-top="0in" fo:margin-bottom="0in" style:contextual-spacing="false" fo:text-indent="0in" style:auto-text-indent="false"/>
    </style:style>
    <style:style style:name="P82" style:family="paragraph" style:parent-style-name="Text_20_body" style:list-style-name="L33">
      <style:paragraph-properties fo:margin-left="0in" fo:margin-right="0in" fo:margin-top="0in" fo:margin-bottom="0in" style:contextual-spacing="false" fo:text-indent="0in" style:auto-text-indent="false"/>
    </style:style>
    <style:style style:name="P83" style:family="paragraph" style:parent-style-name="Text_20_body" style:list-style-name="L33">
      <style:paragraph-properties fo:margin-left="0in" fo:margin-right="0in" fo:text-indent="0in" style:auto-text-indent="false"/>
    </style:style>
    <style:style style:name="P84" style:family="paragraph" style:parent-style-name="Text_20_body" style:list-style-name="L34">
      <style:paragraph-properties fo:margin-left="0in" fo:margin-right="0in" fo:text-indent="0in" style:auto-text-indent="false"/>
    </style:style>
    <style:style style:name="P85" style:family="paragraph" style:parent-style-name="Text_20_body" style:list-style-name="L34">
      <style:paragraph-properties fo:margin-left="0in" fo:margin-right="0in" fo:margin-top="0in" fo:margin-bottom="0in" style:contextual-spacing="false" fo:text-indent="0in" style:auto-text-indent="false"/>
    </style:style>
    <style:style style:name="P86" style:family="paragraph" style:parent-style-name="Text_20_body" style:list-style-name="L35">
      <style:paragraph-properties fo:margin-left="0in" fo:margin-right="0in" fo:text-indent="0in" style:auto-text-indent="false"/>
    </style:style>
    <style:style style:name="P87" style:family="paragraph" style:parent-style-name="Preformatted_20_Text" style:list-style-name="L35">
      <style:paragraph-properties fo:margin-left="0in" fo:margin-right="0in" fo:text-indent="0in" style:auto-text-indent="false"/>
    </style:style>
    <style:style style:name="P88" style:family="paragraph" style:parent-style-name="Preformatted_20_Text" style:list-style-name="L35">
      <style:paragraph-properties fo:margin-left="0in" fo:margin-right="0in" fo:margin-top="0in" fo:margin-bottom="0.1965in" style:contextual-spacing="false" fo:text-indent="0in" style:auto-text-indent="false"/>
    </style:style>
    <style:style style:name="P89" style:family="paragraph" style:parent-style-name="Text_20_body" style:list-style-name="L35">
      <style:paragraph-properties fo:margin-left="0in" fo:margin-right="0in" fo:margin-top="0in" fo:margin-bottom="0in" style:contextual-spacing="false" fo:text-indent="0in" style:auto-text-indent="false"/>
    </style:style>
    <style:style style:name="P90" style:family="paragraph" style:parent-style-name="Text_20_body" style:list-style-name="L36">
      <style:paragraph-properties fo:margin-left="0in" fo:margin-right="0in" fo:margin-top="0in" fo:margin-bottom="0in" style:contextual-spacing="false" fo:text-indent="0in" style:auto-text-indent="false"/>
    </style:style>
    <style:style style:name="P91" style:family="paragraph" style:parent-style-name="Text_20_body" style:list-style-name="L36">
      <style:paragraph-properties fo:margin-left="0in" fo:margin-right="0in" fo:text-indent="0in" style:auto-text-indent="false"/>
    </style:style>
    <style:style style:name="T1" style:family="text">
      <style:text-properties officeooo:rsid="0019a316"/>
    </style:style>
    <style:style style:name="T2" style:family="text">
      <style:text-properties officeooo:rsid="001a0345"/>
    </style:style>
    <style:style style:name="T3" style:family="text">
      <style:text-properties officeooo:rsid="001a8fcc"/>
    </style:style>
    <style:style style:name="T4" style:family="text">
      <style:text-properties officeooo:rsid="001bbe09"/>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4">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text:start-value="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First Priority - Documentation and Code Structure:</text:p>
          <text:list>
            <text:list-item>
              <text:p text:style-name="P2">The codebase currently lacks comprehensive documentation and a clear project structure explanation</text:p>
            </text:list-item>
            <text:list-item>
              <text:p text:style-name="P2">This foundation is crucial for implementing the new features efficiently and maintaining AI assertability</text:p>
            </text:list-item>
            <text:list-item>
              <text:p text:style-name="P2">It would make future changes and additions much more manageable</text:p>
            </text:list-item>
          </text:list>
        </text:list-item>
        <text:list-item>
          <text:p text:style-name="P1">Second Priority - User Authentication System:</text:p>
          <text:list>
            <text:list-item>
              <text:p text:style-name="P2">This is a foundational feature that many other requested features depend on</text:p>
            </text:list-item>
            <text:list-item>
              <text:p text:style-name="P2">It's needed for tracking who processes labels and implementing admin/regular user roles</text:p>
            </text:list-item>
            <text:list-item>
              <text:p text:style-name="P1">The current codebase is modular enough to add this without major restructuring</text:p>
            </text:list-item>
          </text:list>
        </text:list-item>
      </text:list>
      <text:p text:style-name="P3">Here's why documentation should be the first step:</text:p>
      <text:list text:style-name="L2">
        <text:list-item>
          <text:p text:style-name="P4">Current State:</text:p>
          <text:list>
            <text:list-item>
              <text:p text:style-name="P5">The code has basic docstrings but lacks:</text:p>
              <text:list>
                <text:list-item>
                  <text:p text:style-name="P5">Overall architecture documentation</text:p>
                </text:list-item>
                <text:list-item>
                  <text:p text:style-name="P5">Module relationships explanation</text:p>
                </text:list-item>
                <text:list-item>
                  <text:p text:style-name="P5">Setup and configuration guides</text:p>
                </text:list-item>
                <text:list-item>
                  <text:p text:style-name="P5">Clear development guidelines</text:p>
                </text:list-item>
              </text:list>
            </text:list-item>
          </text:list>
        </text:list-item>
        <text:list-item>
          <text:p text:style-name="P4">Benefits:</text:p>
          <text:list>
            <text:list-item>
              <text:p text:style-name="P5">Makes the codebase more maintainable</text:p>
            </text:list-item>
            <text:list-item>
              <text:p text:style-name="P5">Enables easier implementation of new features</text:p>
            </text:list-item>
            <text:list-item>
              <text:p text:style-name="P5">Helps prevent conflicts when adding new functionality</text:p>
            </text:list-item>
            <text:list-item>
              <text:p text:style-name="P5">Improves collaboration between developers and AI assistants</text:p>
            </text:list-item>
          </text:list>
        </text:list-item>
        <text:list-item>
          <text:p text:style-name="P4">Scope:</text:p>
          <text:list>
            <text:list-item>
              <text:p text:style-name="P5">Create a comprehensive README.md</text:p>
            </text:list-item>
            <text:list-item>
              <text:p text:style-name="P5">Add detailed module documentation</text:p>
            </text:list-item>
            <text:list-item>
              <text:p text:style-name="P5">Document the configuration system</text:p>
            </text:list-item>
            <text:list-item>
              <text:p text:style-name="P5">Create architecture diagrams</text:p>
            </text:list-item>
            <text:list-item>
              <text:p text:style-name="P4">Add type hints and improve existing docstrings</text:p>
            </text:list-item>
          </text:list>
        </text:list-item>
      </text:list>
      <text:p text:style-name="P3">Would you like me to start with creating the documentation structure? This would provide a solid foundation for implementing the other features you've request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3">
        <text:list-item>
          <text:p text:style-name="P6"><text:soft-page-break/>Project Overview:</text:p>
          <text:list>
            <text:list-item>
              <text:p text:style-name="P7">What is the primary purpose of this label maker application in your business workflow?</text:p>
              <text:list>
                <text:list-item>
                  <text:p text:style-name="P7">Primary Purpose: The primary purpose of our label maker application is to facilitate the efficient printing of goods labels in a warehouse environment.<text:line-break/><text:line-break/>Secondary Purpose: Additionally, the application offers robust label search functionality by SKU or name identifiers, streamlining the retrieval process.<text:line-break/><text:line-break/>Key Goal: Most importantly, the application is designed to ensure workers have confidence in accurately matching goods with their respective labels, reducing errors and increasing productivity.</text:p>
                </text:list-item>
              </text:list>
            </text:list-item>
          </text:list>
        </text:list-item>
      </text:list>
      <text:p text:style-name="P8"/>
      <text:list text:continue-numbering="true" text:style-name="L3">
        <text:list-item>
          <text:list>
            <text:list-item>
              <text:p text:style-name="P9">Who are the main users of the application currently?</text:p>
              <text:list>
                <text:list-item>
                  <text:p text:style-name="P10">Currently the returns department here in the warehouse, a team of no more than 10 people </text:p>
                </text:list-item>
              </text:list>
            </text:list-item>
          </text:list>
        </text:list-item>
        <text:list-item>
          <text:p text:style-name="P6">Development:</text:p>
          <text:list>
            <text:list-item>
              <text:p text:style-name="P9">Are there any specific Python version requirements or dependencies that should be documented?</text:p>
              <text:list>
                <text:list-item>
                  <text:p text:style-name="P10">Yes, I know these, but I’m not entirely sure to be honest: <text:s/>tk pillow python-barcode autopygui requests pandas</text:p>
                </text:list-item>
              </text:list>
            </text:list-item>
            <text:list-item>
              <text:p text:style-name="P9">Are there any known issues or limitations with the current version that should be noted?</text:p>
              <text:list>
                <text:list-item>
                  <text:p text:style-name="P10">None, the app is flawless for what we currently need it for.</text:p>
                </text:list-item>
              </text:list>
            </text:list-item>
          </text:list>
        </text:list-item>
        <text:list-item>
          <text:p text:style-name="P6">Configuration:</text:p>
          <text:list>
            <text:list-item>
              <text:p text:style-name="P7">Are there any undocumented configuration options or environment variables that the application uses? </text:p>
              <text:list>
                <text:list-item>
                  <text:p text:style-name="P7"><text:span text:style-name="T1">No, we all use the default settings and each user has a label_maker_settings.JSON file, </text:span><text:span text:style-name="T2">just in case they want to change the default settings permittable by the UI Large Font Size, Medium Font Size, Barcode Width, Barcode Height. </text:span></text:p>
                </text:list-item>
              </text:list>
            </text:list-item>
            <text:list-item>
              <text:p text:style-name="P9">What are the required fonts and assets, and where should users obtain them?</text:p>
              <text:list>
                <text:list-item>
                  <text:p text:style-name="P10">Inside directories; assets and fonts.</text:p>
                </text:list-item>
              </text:list>
            </text:list-item>
          </text:list>
        </text:list-item>
        <text:list-item>
          <text:p text:style-name="P6">Deployment:</text:p>
          <text:list>
            <text:list-item>
              <text:p text:style-name="P9">How is the application typically deployed to users' machines?</text:p>
              <text:list>
                <text:list-item>
                  <text:p text:style-name="P11">We have a public Github repository that hosts the latest version inside a .zip file. The user will have to down load the file, extract it, and its ready for their use. Each users’ python environment is preconfigured, so the software works right out of the box.</text:p>
                </text:list-item>
              </text:list>
            </text:list-item>
            <text:list-item>
              <text:p text:style-name="P9">Are there any specific installation steps or prerequisites that users need to follow?</text:p>
              <text:list>
                <text:list-item>
                  <text:p text:style-name="P11">Users must delete their local version, and extract the latest version to the same directory on their machine.</text:p>
                </text:list-item>
              </text:list>
            </text:list-item>
          </text:list>
        </text:list-item>
      </text:list>
      <text:p text:style-name="P12"/>
      <text:list text:continue-numbering="true" text:style-name="L3">
        <text:list-item>
          <text:p text:style-name="P6">Future Maintenance:</text:p>
          <text:list>
            <text:list-item>
              <text:p text:style-name="P9">Will other developers be working on this codebase?</text:p>
              <text:list>
                <text:list-item>
                  <text:p text:style-name="P11">Yes, many. I’ve noticed that each has a different style and approach. I am very welcoming because we all get to learn from each other.</text:p>
                </text:list-item>
              </text:list>
            </text:list-item>
            <text:list-item>
              <text:p text:style-name="P6">Should we include contribution guidelines in the documentation?</text:p>
              <text:list>
                <text:list-item>
                  <text:p text:style-name="P13">I don’t think so. Maybe just write legible code?</text:p>
                </text:list-item>
              </text:list>
            </text:list-item>
          </text:list>
        </text:list-item>
      </text:list>
      <text:list text:style-name="L4">
        <text:list-item>
          <text:p text:style-name="P14"><text:soft-page-break/>Authentication Requirements:</text:p>
          <text:list>
            <text:list-item>
              <text:p text:style-name="P15">Do you want a simple username/password system, or would you prefer Windows authentication since it's a local warehouse environment?</text:p>
              <text:list>
                <text:list-header>
                  <text:p text:style-name="P16">Simple locally stored username and password.</text:p>
                  <text:p text:style-name="P16">The program program will save its credentials in a hashed and salted table.</text:p>
                </text:list-header>
              </text:list>
            </text:list-item>
          </text:list>
        </text:list-item>
      </text:list>
      <text:p text:style-name="P17"><text:tab/><text:tab/><text:tab/>The program must work offline.</text:p>
      <text:p text:style-name="P17"><text:tab/><text:tab/><text:tab/><text:span text:style-name="T3">User creation will be supervised by the manager to ensure the user receives their <text:tab/><text:tab/><text:tab/><text:tab/>adequate account type. Regular user or Advanced user.</text:span></text:p>
      <text:list text:continue-numbering="true" text:style-name="L4">
        <text:list-item>
          <text:list>
            <text:list-item>
              <text:p text:style-name="P15">Should user credentials persist between sessions?</text:p>
              <text:list>
                <text:list-header>
                  <text:p text:style-name="P16">No. the user will automatically log-out after each day.</text:p>
                </text:list-header>
              </text:list>
            </text:list-item>
          </text:list>
        </text:list-item>
        <text:list-item>
          <text:p text:style-name="P18">User Roles:</text:p>
          <text:list>
            <text:list-item>
              <text:p text:style-name="P15">You mentioned admin and regular user roles. What specific actions should be restricted to admin users?</text:p>
              <text:list>
                <text:list-header>
                  <text:p text:style-name="P16">The creation and search of the labels. The admin will not have to provide tracking_number and or SKU number. </text:p>
                </text:list-header>
              </text:list>
            </text:list-item>
            <text:list-item>
              <text:p text:style-name="P15">Are there any other roles needed besides admin and regular user?</text:p>
            </text:list-item>
          </text:list>
        </text:list-item>
      </text:list>
      <text:p text:style-name="P19"><text:tab/><text:tab/><text:tab/><text:span text:style-name="T3">Not right now.</text:span></text:p>
      <text:list xml:id="list161009175678149" text:continue-numbering="true" text:style-name="L4">
        <text:list-item>
          <text:p text:style-name="P18">User Data:</text:p>
        </text:list-item>
      </text:list>
      <text:list text:style-name="L5">
        <text:list-item>
          <text:list>
            <text:list-item>
              <text:p text:style-name="P20">What user information do you want to track? (e.g., username, full name, department, last login) <text:span text:style-name="T3">full name, station number, username, avatar, Favorite SKU. <text:s/></text:span></text:p>
            </text:list-item>
          </text:list>
        </text:list-item>
      </text:list>
      <text:list text:continue-list="list161009175678149" text:style-name="L4">
        <text:list-item>
          <text:list>
            <text:list-item>
              <text:p text:style-name="P21">Do you want to track label printing history per user?</text:p>
              <text:list>
                <text:list-header>
                  <text:p text:style-name="P21"><text:span text:style-name="T3">Yes. For regular users, tracking number paired with SKU.</text:span></text:p>
                  <text:p text:style-name="P22">I’m not sure about advanced users yet.</text:p>
                </text:list-header>
              </text:list>
            </text:list-item>
          </text:list>
        </text:list-item>
        <text:list-item>
          <text:p text:style-name="P18">User Experience:</text:p>
          <text:list>
            <text:list-item>
              <text:p text:style-name="P15">Should users log in every time they start the application?</text:p>
              <text:p text:style-name="P22">No. Only at the start of their shift.</text:p>
            </text:list-item>
            <text:list-item>
              <text:p text:style-name="P18">Do you want an automatic logout after a period of inactivity?</text:p>
            </text:list-item>
          </text:list>
        </text:list-item>
      </text:list>
      <text:p text:style-name="P3"><text:tab/><text:tab/><text:tab/><text:span text:style-name="T4">Yes, 8 consecutive hours.</text:span></text:p>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soft-page-break/>Sdfdsfdsfsdfdsfsdfsdffsdfsdfsdfdsfsdfsdf6sd5f65f4sd65f41sd65f41sd65f4sd</text:p>
      <text:p text:style-name="P24"/>
      <text:p text:style-name="P24"/>
      <text:p text:style-name="P25"><text:line-break/>can you take a look at the codebase? after you are done taking a second look at the codebase, I want to talk about <text:span text:style-name="Source_20_Text">@App Changers.txt</text:span> </text:p>
      <text:p text:style-name="P3">I'll take a look at the codebase to understand its structure and contents.</text:p>
      <text:p text:style-name="P3">First, let me check the root directory to understand the project structure.</text:p>
      <text:p text:style-name="P19">Analyzed</text:p>
      <text:p text:style-name="P3">c:\Users\Justin\Documents\GitHub\Projects\labels\current\Labels 1-26</text:p>
      <text:p text:style-name="P3">Let me examine the main Python file first since it's likely the core of the application.</text:p>
      <text:p text:style-name="P3">Analyzed</text:p>
      <text:p text:style-name="P3">main.pyw:(0-199)</text:p>
      <text:p text:style-name="P3">Now, let me look at the App Changers.txt file that you mentioned.</text:p>
      <text:p text:style-name="P3">Analyzed</text:p>
      <text:p text:style-name="P3">App Changers.txt:(0-199)</text:p>
      <text:p text:style-name="P3">I've reviewed the codebase and the App Changers.txt file. The current application appears to be a label maker program written in Python using Tkinter for the GUI. The main functionality includes:</text:p>
      <text:list text:style-name="L6">
        <text:list-item>
          <text:p text:style-name="P26">Generating labels with product information</text:p>
        </text:list-item>
        <text:list-item>
          <text:p text:style-name="P26">Processing barcodes</text:p>
        </text:list-item>
        <text:list-item>
          <text:p text:style-name="P26">Handling batch label creation from CSV files</text:p>
        </text:list-item>
        <text:list-item>
          <text:p text:style-name="P26">Managing configurations and settings</text:p>
        </text:list-item>
        <text:list-item>
          <text:p text:style-name="P27">Basic logging functionality</text:p>
        </text:list-item>
      </text:list>
      <text:p text:style-name="P3">The App Changers.txt file contains several feature requests and improvements for the application. The main requests can be categorized into:</text:p>
      <text:list text:style-name="L7">
        <text:list-item>
          <text:p text:style-name="P28">User Management:</text:p>
          <text:list>
            <text:list-item>
              <text:p text:style-name="P29">Welcome screen with user authentication</text:p>
            </text:list-item>
            <text:list-item>
              <text:p text:style-name="P29">Different user roles (admin vs regular users)</text:p>
            </text:list-item>
            <text:list-item>
              <text:p text:style-name="P29">User profiles with display names and low-res profile pictures</text:p>
            </text:list-item>
          </text:list>
        </text:list-item>
        <text:list-item>
          <text:p text:style-name="P28">Data Integration:</text:p>
          <text:list>
            <text:list-item>
              <text:p text:style-name="P29">Integration with monthly logless sheet (possibly via Google API)</text:p>
            </text:list-item>
            <text:list-item>
              <text:p text:style-name="P29">Automatic work data input</text:p>
            </text:list-item>
            <text:list-item>
              <text:p text:style-name="P29">Performance tracking and visualization</text:p>
            </text:list-item>
          </text:list>
        </text:list-item>
        <text:list-item>
          <text:p text:style-name="P28">Enhanced Label Information:</text:p>
          <text:list>
            <text:list-item>
              <text:p text:style-name="P29">Additional product details (measurements, color, descriptors)</text:p>
            </text:list-item>
            <text:list-item>
              <text:p text:style-name="P29">Photo integration for products</text:p>
            </text:list-item>
            <text:list-item>
              <text:p text:style-name="P29"><text:soft-page-break/>Expanded CSV import capabilities</text:p>
            </text:list-item>
          </text:list>
        </text:list-item>
        <text:list-item>
          <text:p text:style-name="P28">Tracking System:</text:p>
          <text:list>
            <text:list-item>
              <text:p text:style-name="P29">Tracking number scanning</text:p>
            </text:list-item>
            <text:list-item>
              <text:p text:style-name="P29">SKU management</text:p>
            </text:list-item>
            <text:list-item>
              <text:p text:style-name="P29">Transaction recording with metadata (date/time, user, SKU, tracking number)</text:p>
            </text:list-item>
            <text:list-item>
              <text:p text:style-name="P29">Advanced user features for label printing without tracking numbers</text:p>
            </text:list-item>
          </text:list>
        </text:list-item>
        <text:list-item>
          <text:p text:style-name="P28">UI/UX Improvements:</text:p>
          <text:list>
            <text:list-item>
              <text:p text:style-name="P29">More interactive and fun interface</text:p>
            </text:list-item>
            <text:list-item>
              <text:p text:style-name="P29">Performance visualization</text:p>
            </text:list-item>
            <text:list-item>
              <text:p text:style-name="P28">User statistics and metrics</text:p>
            </text:list-item>
          </text:list>
        </text:list-item>
      </text:list>
      <text:p text:style-name="P3">Would you like to discuss any specific aspect of these proposed changes in more detail?</text:p>
      <text:p text:style-name="P3">Me</text:p>
      <text:p text:style-name="P30">based on the state of the codebase, what would be the best feature to implement first? perhaps, documentation for future AI increased asertability when Making changes? to any of the features mentioned above? what do you think?</text:p>
      <text:p text:style-name="P3">Let me examine the src directory to better understand the current codebase structure and documentation state.</text:p>
      <text:p text:style-name="P19">Analyzed</text:p>
      <text:p text:style-name="P3">c:\Users\Justin\Documents\GitHub\Projects\labels\current\Labels 1-26\src</text:p>
      <text:p text:style-name="P3">Let me check a few key files to assess their current documentation state.</text:p>
      <text:p text:style-name="P3">Analyzed</text:p>
      <text:p text:style-name="P3">barcode_generator.py:(0-50)</text:p>
      <text:p text:style-name="P3">Analyzed</text:p>
      <text:p text:style-name="P3">config.py:(0-50)</text:p>
      <text:p text:style-name="P3">Based on my analysis of the codebase and the requested features, I recommend the following approach:</text:p>
      <text:list text:style-name="L8">
        <text:list-item>
          <text:p text:style-name="P31">First Priority - Documentation and Code Structure:</text:p>
          <text:list>
            <text:list-item>
              <text:p text:style-name="P32">The codebase currently lacks comprehensive documentation and a clear project structure explanation</text:p>
            </text:list-item>
            <text:list-item>
              <text:p text:style-name="P32">This foundation is crucial for implementing the new features efficiently and maintaining AI assertability</text:p>
            </text:list-item>
            <text:list-item>
              <text:p text:style-name="P32">It would make future changes and additions much more manageable</text:p>
            </text:list-item>
          </text:list>
        </text:list-item>
        <text:list-item>
          <text:p text:style-name="P31">Second Priority - User Authentication System:</text:p>
          <text:list>
            <text:list-item>
              <text:p text:style-name="P32">This is a foundational feature that many other requested features depend on</text:p>
            </text:list-item>
            <text:list-item>
              <text:p text:style-name="P32">It's needed for tracking who processes labels and implementing admin/regular user roles</text:p>
            </text:list-item>
            <text:list-item>
              <text:p text:style-name="P31">The current codebase is modular enough to add this without major restructuring</text:p>
            </text:list-item>
          </text:list>
        </text:list-item>
      </text:list>
      <text:p text:style-name="P3"><text:soft-page-break/>Here's why documentation should be the first step:</text:p>
      <text:list text:style-name="L9">
        <text:list-item>
          <text:p text:style-name="P33">Current State:</text:p>
          <text:list>
            <text:list-item>
              <text:p text:style-name="P34">The code has basic docstrings but lacks:</text:p>
              <text:list>
                <text:list-item>
                  <text:p text:style-name="P34">Overall architecture documentation</text:p>
                </text:list-item>
                <text:list-item>
                  <text:p text:style-name="P34">Module relationships explanation</text:p>
                </text:list-item>
                <text:list-item>
                  <text:p text:style-name="P34">Setup and configuration guides</text:p>
                </text:list-item>
                <text:list-item>
                  <text:p text:style-name="P34">Clear development guidelines</text:p>
                </text:list-item>
              </text:list>
            </text:list-item>
          </text:list>
        </text:list-item>
        <text:list-item>
          <text:p text:style-name="P33">Benefits:</text:p>
          <text:list>
            <text:list-item>
              <text:p text:style-name="P34">Makes the codebase more maintainable</text:p>
            </text:list-item>
            <text:list-item>
              <text:p text:style-name="P34">Enables easier implementation of new features</text:p>
            </text:list-item>
            <text:list-item>
              <text:p text:style-name="P34">Helps prevent conflicts when adding new functionality</text:p>
            </text:list-item>
            <text:list-item>
              <text:p text:style-name="P34">Improves collaboration between developers and AI assistants</text:p>
            </text:list-item>
          </text:list>
        </text:list-item>
        <text:list-item>
          <text:p text:style-name="P33">Scope:</text:p>
          <text:list>
            <text:list-item>
              <text:p text:style-name="P34">Create a comprehensive README.md</text:p>
            </text:list-item>
            <text:list-item>
              <text:p text:style-name="P34">Add detailed module documentation</text:p>
            </text:list-item>
            <text:list-item>
              <text:p text:style-name="P34">Document the configuration system</text:p>
            </text:list-item>
            <text:list-item>
              <text:p text:style-name="P34">Create architecture diagrams</text:p>
            </text:list-item>
            <text:list-item>
              <text:p text:style-name="P33">Add type hints and improve existing docstrings</text:p>
            </text:list-item>
          </text:list>
        </text:list-item>
      </text:list>
      <text:p text:style-name="P3">Would you like me to start with creating the documentation structure? This would provide a solid foundation for implementing the other features you've requested.</text:p>
      <text:p text:style-name="P3">Me</text:p>
      <text:p text:style-name="P30">Ok. Lets start with teh first priority, do you have any queastions for me?</text:p>
      <text:p text:style-name="P3">Yes, I have a few key questions to help me create comprehensive and useful documentation:</text:p>
      <text:list text:style-name="L10">
        <text:list-item>
          <text:p text:style-name="P35">Project Overview:</text:p>
          <text:list>
            <text:list-item>
              <text:p text:style-name="P36">What is the primary purpose of this label maker application in your business workflow?</text:p>
            </text:list-item>
            <text:list-item>
              <text:p text:style-name="P36">Who are the main users of the application currently?</text:p>
            </text:list-item>
          </text:list>
        </text:list-item>
        <text:list-item>
          <text:p text:style-name="P35">Development:</text:p>
          <text:list>
            <text:list-item>
              <text:p text:style-name="P36">Are there any specific Python version requirements or dependencies that should be documented?</text:p>
            </text:list-item>
            <text:list-item>
              <text:p text:style-name="P36">Are there any known issues or limitations with the current version that should be noted?</text:p>
            </text:list-item>
          </text:list>
        </text:list-item>
        <text:list-item>
          <text:p text:style-name="P35">Configuration:</text:p>
          <text:list>
            <text:list-item>
              <text:p text:style-name="P36">Are there any undocumented configuration options or environment variables that the application uses?</text:p>
            </text:list-item>
            <text:list-item>
              <text:p text:style-name="P36">What are the required fonts and assets, and where should users obtain them?</text:p>
            </text:list-item>
          </text:list>
        </text:list-item>
        <text:list-item>
          <text:p text:style-name="P35">Deployment:</text:p>
          <text:list>
            <text:list-item>
              <text:p text:style-name="P36">How is the application typically deployed to users' machines?</text:p>
            </text:list-item>
            <text:list-item>
              <text:p text:style-name="P36">Are there any specific installation steps or prerequisites that users need to follow?</text:p>
            </text:list-item>
          </text:list>
        </text:list-item>
        <text:list-item>
          <text:p text:style-name="P35"><text:soft-page-break/>Future Maintenance:</text:p>
          <text:list>
            <text:list-item>
              <text:p text:style-name="P36">Will other developers be working on this codebase?</text:p>
            </text:list-item>
            <text:list-item>
              <text:p text:style-name="P35">Should we include contribution guidelines in the documentation?</text:p>
            </text:list-item>
          </text:list>
        </text:list-item>
      </text:list>
      <text:p text:style-name="P3">These answers will help me create documentation that's properly tailored to your needs and useful for both current users and future development.</text:p>
      <text:p text:style-name="P3">Me</text:p>
      <text:p text:style-name="P30">I will only asnwer the first question, then the second and so on. hold on.</text:p>
      <text:p text:style-name="P3">I understand. Let's start with just the first question about the Project Overview:</text:p>
      <text:list text:style-name="L11">
        <text:list-item>
          <text:p text:style-name="P37">What is the primary purpose of this label maker application in your business workflow?</text:p>
          <text:list>
            <text:list-item>
              <text:p text:style-name="P38">Who are the main users of the application currently?</text:p>
            </text:list-item>
          </text:list>
        </text:list-item>
      </text:list>
      <text:p text:style-name="P3">Please provide your response to this, and then we'll move on to the next question.</text:p>
      <text:p text:style-name="P3">Me</text:p>
      <text:p text:style-name="P30">◦ What is the primary purpose of this label maker application in your business workflow? ▪ Primary Purpose: The primary purpose of our label maker application is to facilitate the efficient printing of goods labels in a warehouse environment. Secondary Purpose: Additionally, the application offers robust label search functionality by SKU or name identifiers, streamlining the retrieval process. Key Goal: Most importantly, the application is designed to ensure workers have confidence in accurately matching goods with their respective labels, reducing errors and increasing productivity. ◦ Who are the main users of the application currently? ▪ Currently the returns department here in the warehouse, a team of no more than 10 people </text:p>
      <text:p text:style-name="P3">Thank you for that clear explanation. Now let's move on to the second set of questions about Development:</text:p>
      <text:list text:style-name="L12">
        <text:list-item>
          <text:p text:style-name="P39">Development:</text:p>
          <text:list>
            <text:list-item>
              <text:p text:style-name="P39">Are there any specific Python version requirements or dependencies that should be documented?</text:p>
            </text:list-item>
            <text:list-item>
              <text:p text:style-name="P40">Are there any known issues or limitations with the current version that should be noted?</text:p>
            </text:list-item>
          </text:list>
        </text:list-item>
      </text:list>
      <text:p text:style-name="P3">Please provide your response to these development-related questions, and then we'll proceed to the next set.</text:p>
      <text:p text:style-name="P3">Me</text:p>
      <text:p text:style-name="P30">◦ Are there any specific Python version requirements or dependencies that should be documented? ▪ Yes, I know these, but I’m not entirely sure to be honest: tk pillow python-barcode autopygui requests pandas ◦ Are there any known issues or limitations with the current version that should be noted? ▪ None, the app is flawless for what we currently need it for.</text:p>
      <text:p text:style-name="P3">Thank you for that information. Let me verify the exact dependencies and their versions from the codebase before we move forward.</text:p>
      <text:p text:style-name="P19"><text:soft-page-break/>Searched for files inc:\Users\Justin\Documents\GitHub\Projects\labels\current\Labels 1-26</text:p>
      <text:p text:style-name="P3">0 results</text:p>
      <text:p text:style-name="P3">I see there's no requirements.txt file. Let me check the imports in the main files to ensure we document all dependencies correctly.</text:p>
      <text:p text:style-name="P19">Searched inc:\Users\Justin\Documents\GitHub\Projects\labels\current\Labels 1-26</text:p>
      <text:p text:style-name="P3">51 results</text:p>
      <text:p text:style-name="P3">Now let's move on to the third set of questions about Configuration:</text:p>
      <text:list text:style-name="L13">
        <text:list-item>
          <text:p text:style-name="P41">Configuration:</text:p>
          <text:list>
            <text:list-item>
              <text:p text:style-name="P41">Are there any undocumented configuration options or environment variables that the application uses?</text:p>
            </text:list-item>
            <text:list-item>
              <text:p text:style-name="P42">What are the required fonts and assets, and where should users obtain them?</text:p>
            </text:list-item>
          </text:list>
        </text:list-item>
      </text:list>
      <text:p text:style-name="P3">Please provide your response to these configuration-related questions.</text:p>
      <text:p text:style-name="P3">Me</text:p>
      <text:p text:style-name="P30">◦ Are there any undocumented configuration options or environment variables that the application uses? ▪ No, we all use the default settings and each user has a label_maker_settings.JSON file, just in case they want to change the default settings permittable by the UI Large Font Size, Medium Font Size, Barcode Width, Barcode Height. ◦ What are the required fonts and assets, and where should users obtain them? ▪ Inside directories; assets and fonts.</text:p>
      <text:p text:style-name="P3">Thank you. Let me quickly check the contents of these directories to document them properly.</text:p>
      <text:p text:style-name="P19">Analyzed</text:p>
      <text:p text:style-name="P19">c:\Users\Justin\Documents\GitHub\Projects\labels\current\Labels 1-26\assets</text:p>
      <text:p text:style-name="P19">Analyzed</text:p>
      <text:p text:style-name="P3">c:\Users\Justin\Documents\GitHub\Projects\labels\current\Labels 1-26\fonts</text:p>
      <text:p text:style-name="P3">Now let's move on to the fourth set of questions about Deployment:</text:p>
      <text:list text:style-name="L14">
        <text:list-item>
          <text:p text:style-name="P43">Deployment:</text:p>
          <text:list>
            <text:list-item>
              <text:p text:style-name="P43">How is the application typically deployed to users' machines?</text:p>
            </text:list-item>
            <text:list-item>
              <text:p text:style-name="P44">Are there any specific installation steps or prerequisites that users need to follow?</text:p>
            </text:list-item>
          </text:list>
        </text:list-item>
      </text:list>
      <text:p text:style-name="P3">Please provide your response to these deployment-related questions.</text:p>
      <text:p text:style-name="P3">Me</text:p>
      <text:p text:style-name="P30">◦ How is the application typically deployed to users' machines? ▪ We have a public Github repository that hosts the latest version inside a .zip file. The user will have to down load the file, extract it, and its ready for their use. Each users’ python environment is preconfigured, so the software works right out of the box. ◦ Are there any specific installation steps or prerequisites that users need to follow? ▪ Users must delete their local version, and extract the latest version to the same directory on their machine.</text:p>
      <text:p text:style-name="P3">Thank you. Now for the final set of questions about Future Maintenance:</text:p>
      <text:list text:style-name="L15">
        <text:list-item>
          <text:p text:style-name="P45"><text:soft-page-break/>Future Maintenance:</text:p>
          <text:list>
            <text:list-item>
              <text:p text:style-name="P45">Will other developers be working on this codebase?</text:p>
            </text:list-item>
            <text:list-item>
              <text:p text:style-name="P46">Should we include contribution guidelines in the documentation?</text:p>
            </text:list-item>
          </text:list>
        </text:list-item>
      </text:list>
      <text:p text:style-name="P3">Please provide your response to these future maintenance questions, and then I can start creating comprehensive documentation based on all the information you've provided.</text:p>
      <text:p text:style-name="P3">Me</text:p>
      <text:p text:style-name="P30">◦ Will other developers be working on this codebase? ▪ Yes, many. I’ve noticed that each has a different style and approach. I am very welcoming because we all get to learn from each other. ◦ Should we include contribution guidelines in the documentation? ▪ I don’t think so. Maybe just write legible code?</text:p>
      <text:p text:style-name="P3">Thank you for providing all this information. I'll now create comprehensive documentation starting with a README.md file. The documentation will be clear and helpful while keeping it lightweight and practical.</text:p>
      <text:p text:style-name="P19">Created</text:p>
      <text:p text:style-name="P19">README.md</text:p>
      <text:p text:style-name="P19">+73-0 0</text:p>
      <text:p text:style-name="Text_20_body">Open diff</text:p>
      <text:p text:style-name="P3">Now I'll create a technical documentation file that provides more detailed information about the codebase structure and components.</text:p>
      <text:p text:style-name="P19">Created</text:p>
      <text:p text:style-name="P19">TECHNICAL.md</text:p>
      <text:p text:style-name="P19">+94-0 0</text:p>
      <text:p text:style-name="Text_20_body">Open diff</text:p>
      <text:p text:style-name="P3">I've created two documentation files:</text:p>
      <text:list text:style-name="L16">
        <text:list-item>
          <text:p text:style-name="P47"><text:span text:style-name="Source_20_Text">README.md</text:span>: A user-friendly guide that covers:</text:p>
          <text:list>
            <text:list-item>
              <text:p text:style-name="P48">Quick start instructions</text:p>
            </text:list-item>
            <text:list-item>
              <text:p text:style-name="P48">Dependencies</text:p>
            </text:list-item>
            <text:list-item>
              <text:p text:style-name="P48">File structure</text:p>
            </text:list-item>
            <text:list-item>
              <text:p text:style-name="P48">Basic configuration</text:p>
            </text:list-item>
            <text:list-item>
              <text:p text:style-name="P48">Required assets</text:p>
            </text:list-item>
            <text:list-item>
              <text:p text:style-name="P48">General guidelines</text:p>
            </text:list-item>
          </text:list>
        </text:list-item>
        <text:list-item>
          <text:p text:style-name="P47"><text:span text:style-name="Source_20_Text">TECHNICAL.md</text:span>: Detailed technical documentation covering:</text:p>
          <text:list>
            <text:list-item>
              <text:p text:style-name="P48">Architecture overview</text:p>
            </text:list-item>
            <text:list-item>
              <text:p text:style-name="P48">Component descriptions</text:p>
            </text:list-item>
            <text:list-item>
              <text:p text:style-name="P48">Data flow</text:p>
            </text:list-item>
            <text:list-item>
              <text:p text:style-name="P48">Settings management</text:p>
            </text:list-item>
            <text:list-item>
              <text:p text:style-name="P48">Error handling</text:p>
            </text:list-item>
            <text:list-item>
              <text:p text:style-name="P47">Future development areas</text:p>
            </text:list-item>
          </text:list>
        </text:list-item>
      </text:list>
      <text:p text:style-name="P3"><text:soft-page-break/>Would you like me to:</text:p>
      <text:list text:style-name="L17">
        <text:list-item>
          <text:p text:style-name="P49">Add more specific details to any section?</text:p>
        </text:list-item>
        <text:list-item>
          <text:p text:style-name="P49">Create additional documentation for specific components?</text:p>
        </text:list-item>
        <text:list-item>
          <text:p text:style-name="P49">Add code examples to the technical documentation?</text:p>
        </text:list-item>
        <text:list-item>
          <text:p text:style-name="P50">Document any other aspects of the system?</text:p>
        </text:list-item>
      </text:list>
      <text:p text:style-name="P19">Your modified files:</text:p>
      <text:p text:style-name="P19">README.mdc:\Users\Justin\Documents\GitHub\Projects\labels\current\Labels 1-26</text:p>
      <text:p text:style-name="P3">+3-3</text:p>
      <text:p text:style-name="P3">Me</text:p>
      <text:p text:style-name="P30">I see that Technical documentation is empty,what is it I can write there in teh future?</text:p>
      <text:p text:style-name="P3">The TECHNICAL.md file I created isn't empty - it contains detailed technical documentation. However, here's what you can add or modify in it in the future:</text:p>
      <text:list text:style-name="L18">
        <text:list-item>
          <text:p text:style-name="P51"><text:span text:style-name="Strong_20_Emphasis">Code Examples</text:span></text:p>
          <text:p text:style-name="P52">python</text:p>
          <text:p text:style-name="P52">CopyInsert</text:p>
          <text:p text:style-name="P52"><text:span text:style-name="Source_20_Text"># Example of how to create a label</text:span></text:p>
          <text:p text:style-name="P52"><text:span text:style-name="Source_20_Text"># Example of how to process a CSV file</text:span></text:p>
          <text:p text:style-name="P53"><text:span text:style-name="Source_20_Text"># Example of custom configuration settings</text:span></text:p>
        </text:list-item>
        <text:list-item>
          <text:p text:style-name="P51"><text:span text:style-name="Strong_20_Emphasis">API Documentation</text:span></text:p>
          <text:list>
            <text:list-item>
              <text:p text:style-name="P54">Document any functions that other developers might need to use</text:p>
            </text:list-item>
            <text:list-item>
              <text:p text:style-name="P54">Input/output specifications</text:p>
            </text:list-item>
            <text:list-item>
              <text:p text:style-name="P54">Error cases and handling</text:p>
            </text:list-item>
          </text:list>
        </text:list-item>
        <text:list-item>
          <text:p text:style-name="P51"><text:span text:style-name="Strong_20_Emphasis">Troubleshooting Guide</text:span></text:p>
          <text:list>
            <text:list-item>
              <text:p text:style-name="P54">Common issues and their solutions</text:p>
            </text:list-item>
            <text:list-item>
              <text:p text:style-name="P54">Debug procedures</text:p>
            </text:list-item>
            <text:list-item>
              <text:p text:style-name="P54">Log file locations and interpretation</text:p>
            </text:list-item>
          </text:list>
        </text:list-item>
        <text:list-item>
          <text:p text:style-name="P51"><text:span text:style-name="Strong_20_Emphasis">Development Setup</text:span></text:p>
          <text:list>
            <text:list-item>
              <text:p text:style-name="P54">How to set up a development environment</text:p>
            </text:list-item>
            <text:list-item>
              <text:p text:style-name="P54">Testing procedures</text:p>
            </text:list-item>
            <text:list-item>
              <text:p text:style-name="P54">Build and deployment steps</text:p>
            </text:list-item>
          </text:list>
        </text:list-item>
        <text:list-item>
          <text:p text:style-name="P51"><text:span text:style-name="Strong_20_Emphasis">Version History</text:span></text:p>
          <text:list>
            <text:list-item>
              <text:p text:style-name="P54">Changes in each version</text:p>
            </text:list-item>
            <text:list-item>
              <text:p text:style-name="P54">Bug fixes</text:p>
            </text:list-item>
            <text:list-item>
              <text:p text:style-name="P54">New features</text:p>
            </text:list-item>
            <text:list-item>
              <text:p text:style-name="P54">Breaking changes</text:p>
            </text:list-item>
          </text:list>
        </text:list-item>
        <text:list-item>
          <text:p text:style-name="P51"><text:span text:style-name="Strong_20_Emphasis">Database Schema</text:span> (if you add one in the future)</text:p>
          <text:list>
            <text:list-item>
              <text:p text:style-name="P54">Table structures</text:p>
            </text:list-item>
            <text:list-item>
              <text:p text:style-name="P54">Relationships</text:p>
            </text:list-item>
            <text:list-item>
              <text:p text:style-name="P54"><text:soft-page-break/>Indexes and constraints</text:p>
            </text:list-item>
          </text:list>
        </text:list-item>
        <text:list-item>
          <text:p text:style-name="P51"><text:span text:style-name="Strong_20_Emphasis">Security Considerations</text:span></text:p>
          <text:list>
            <text:list-item>
              <text:p text:style-name="P54">Authentication details</text:p>
            </text:list-item>
            <text:list-item>
              <text:p text:style-name="P54">Permission levels</text:p>
            </text:list-item>
            <text:list-item>
              <text:p text:style-name="P54">Data protection measures</text:p>
            </text:list-item>
          </text:list>
        </text:list-item>
        <text:list-item>
          <text:p text:style-name="P51"><text:span text:style-name="Strong_20_Emphasis">Performance Optimization</text:span></text:p>
          <text:list>
            <text:list-item>
              <text:p text:style-name="P54">Caching strategies</text:p>
            </text:list-item>
            <text:list-item>
              <text:p text:style-name="P54">Resource usage guidelines</text:p>
            </text:list-item>
            <text:list-item>
              <text:p text:style-name="P54">Batch processing best practices</text:p>
            </text:list-item>
          </text:list>
        </text:list-item>
        <text:list-item>
          <text:p text:style-name="P51"><text:span text:style-name="Strong_20_Emphasis">Integration Guide</text:span></text:p>
          <text:list>
            <text:list-item>
              <text:p text:style-name="P54">How to integrate with other systems</text:p>
            </text:list-item>
            <text:list-item>
              <text:p text:style-name="P54">API endpoints</text:p>
            </text:list-item>
            <text:list-item>
              <text:p text:style-name="P54">Data formats</text:p>
            </text:list-item>
          </text:list>
        </text:list-item>
        <text:list-item>
          <text:p text:style-name="P51"><text:span text:style-name="Strong_20_Emphasis">Testing Guidelines</text:span></text:p>
          <text:list>
            <text:list-item>
              <text:p text:style-name="P54">Unit test examples</text:p>
            </text:list-item>
            <text:list-item>
              <text:p text:style-name="P54">Integration test procedures</text:p>
            </text:list-item>
            <text:list-item>
              <text:p text:style-name="P51">Test data management</text:p>
            </text:list-item>
          </text:list>
        </text:list-item>
      </text:list>
      <text:p text:style-name="P3">Would you like me to expand on any of these sections or add them to the current TECHNICAL.md file?</text:p>
      <text:p text:style-name="P3">Me</text:p>
      <text:p text:style-name="P30">my mistake. I want trying to gaslight you I promise. I just thought for some reason it was not the title of the md file. sorry.</text:p>
      <text:p text:style-name="P3">No worries at all! Yes, the TECHNICAL.md file is fully populated with detailed technical documentation. Since we've now established good documentation with both README.md and TECHNICAL.md, would you like to:</text:p>
      <text:list text:style-name="L19">
        <text:list-item>
          <text:p text:style-name="P55">Review any specific sections of either document?</text:p>
        </text:list-item>
        <text:list-item>
          <text:p text:style-name="P55">Add more details to any particular area?</text:p>
        </text:list-item>
        <text:list-item>
          <text:p text:style-name="P55">Move on to implementing one of the new features from App Changers.txt?</text:p>
        </text:list-item>
        <text:list-item>
          <text:p text:style-name="P56">Or something else?</text:p>
        </text:list-item>
      </text:list>
      <text:p text:style-name="P3">Just let me know what you'd like to focus on next!</text:p>
      <text:p text:style-name="P3">Me</text:p>
      <text:p text:style-name="P30">wasn't</text:p>
      <text:p text:style-name="P3">Ah, I understand now - you weren't trying to gaslight me. I appreciate your honesty!</text:p>
      <text:p text:style-name="P3">Now that we have both documentation files set up, would you like to:</text:p>
      <text:list text:style-name="L20">
        <text:list-item>
          <text:p text:style-name="P57">Review the contents of TECHNICAL.md to make sure it meets your needs?</text:p>
        </text:list-item>
        <text:list-item>
          <text:p text:style-name="P57">Add any specific sections that would be most helpful for your team?</text:p>
        </text:list-item>
        <text:list-item>
          <text:p text:style-name="P58"><text:soft-page-break/>Move on to implementing one of the new features from App Changers.txt?</text:p>
        </text:list-item>
      </text:list>
      <text:p text:style-name="P3">Let me know what you'd prefer to focus on!</text:p>
      <text:p text:style-name="P3">Me</text:p>
      <text:p text:style-name="P30">no. App Changers.txt was just a rough draft. Let me think about what is there to do. hold on.</text:p>
      <text:p text:style-name="P3">Of course! Take your time to think about what features or improvements would be most valuable to implement next. I'll wait for your direction on what you'd like to work on.</text:p>
      <text:p text:style-name="P3">Me</text:p>
      <text:p text:style-name="P30">im back, i dont really know how far you can recall. But we are done with teh first priority, now we need to move on to second prority: 2. Second Priority - User Authentication System: ◦ This is a foundational feature that many other requested features depend on ◦ It's needed for tracking who processes labels and implementing admin/regular user roles ◦ The current codebase is modular enough to add this without major restructuring</text:p>
      <text:p text:style-name="P3">Yes, I recall perfectly. We just finished creating comprehensive documentation (README.md and TECHNICAL.md), and now we're moving on to implementing the user authentication system.</text:p>
      <text:p text:style-name="P3">Before we start implementing, let me ask a few key questions to ensure we build the right solution:</text:p>
      <text:list text:style-name="L21">
        <text:list-item>
          <text:p text:style-name="P59">Authentication Requirements:</text:p>
          <text:list>
            <text:list-item>
              <text:p text:style-name="P60">Do you want a simple username/password system, or would you prefer Windows authentication since it's a local warehouse environment?</text:p>
            </text:list-item>
            <text:list-item>
              <text:p text:style-name="P60">Should user credentials persist between sessions?</text:p>
            </text:list-item>
          </text:list>
        </text:list-item>
        <text:list-item>
          <text:p text:style-name="P59">User Roles:</text:p>
          <text:list>
            <text:list-item>
              <text:p text:style-name="P60">You mentioned admin and regular user roles. What specific actions should be restricted to admin users?</text:p>
            </text:list-item>
            <text:list-item>
              <text:p text:style-name="P60">Are there any other roles needed besides admin and regular user?</text:p>
            </text:list-item>
          </text:list>
        </text:list-item>
        <text:list-item>
          <text:p text:style-name="P59">User Data:</text:p>
          <text:list>
            <text:list-item>
              <text:p text:style-name="P60">What user information do you want to track? (e.g., username, full name, department, last login)</text:p>
            </text:list-item>
            <text:list-item>
              <text:p text:style-name="P60">Do you want to track label printing history per user?</text:p>
            </text:list-item>
          </text:list>
        </text:list-item>
        <text:list-item>
          <text:p text:style-name="P59">User Experience:</text:p>
          <text:list>
            <text:list-item>
              <text:p text:style-name="P60">Should users log in every time they start the application?</text:p>
            </text:list-item>
            <text:list-item>
              <text:p text:style-name="P59">Do you want an automatic logout after a period of inactivity?</text:p>
            </text:list-item>
          </text:list>
        </text:list-item>
      </text:list>
      <text:p text:style-name="P3">Once you provide these details, we can design and implement a user authentication system that fits your needs while maintaining the application's current ease of use.</text:p>
      <text:p text:style-name="P3">Me</text:p>
      <text:p text:style-name="P30">im here: Should user credentials persist between sessions? can you elaborate, Im not sureI understand, here is my answer: No. the user will automatically log-out after each day.</text:p>
      <text:p text:style-name="P3"><text:soft-page-break/>Let me explain what I meant by "persisting credentials between sessions":</text:p>
      <text:p text:style-name="P3">When users log in to an application, there are typically two approaches:</text:p>
      <text:list text:style-name="L22">
        <text:list-item>
          <text:p text:style-name="P61">Non-persistent (what you want):</text:p>
          <text:list>
            <text:list-item>
              <text:p text:style-name="P62">User must enter their username/password every time they start the application</text:p>
            </text:list-item>
            <text:list-item>
              <text:p text:style-name="P62">All login sessions end automatically at the end of each day</text:p>
            </text:list-item>
            <text:list-item>
              <text:p text:style-name="P62">No "Remember me" option</text:p>
            </text:list-item>
            <text:list-item>
              <text:p text:style-name="P62">More secure as credentials aren't stored locally</text:p>
            </text:list-item>
          </text:list>
        </text:list-item>
        <text:list-item>
          <text:p text:style-name="P61">Persistent:</text:p>
          <text:list>
            <text:list-item>
              <text:p text:style-name="P62">Application remembers the user's login</text:p>
            </text:list-item>
            <text:list-item>
              <text:p text:style-name="P62">Users don't need to re-enter credentials each time they open the app</text:p>
            </text:list-item>
            <text:list-item>
              <text:p text:style-name="P62">Usually implemented with a "Remember me" checkbox</text:p>
            </text:list-item>
            <text:list-item>
              <text:p text:style-name="P61">Less secure as it requires storing credentials locally</text:p>
            </text:list-item>
          </text:list>
        </text:list-item>
      </text:list>
      <text:p text:style-name="P3">Based on your answer, you want the non-persistent approach with daily automatic logout, which is a good security practice.</text:p>
      <text:p text:style-name="P3">Let me ask about the first authentication requirement:</text:p>
      <text:list text:style-name="L23">
        <text:list-item>
          <text:p text:style-name="P63">Would you prefer: A) A simple username/password system where users type their credentials, or B) Windows authentication that automatically detects who is logged into the computer?</text:p>
        </text:list-item>
      </text:list>
      <text:p text:style-name="P3">Me</text:p>
      <text:p text:style-name="P30">hold on. I will answer all the questions. one after the next. </text:p>
      <text:p text:style-name="P3">Of course! Let me list out all the questions clearly, and you can answer them one by one at your own pace:</text:p>
      <text:list text:style-name="L24">
        <text:list-item>
          <text:p text:style-name="P64">Authentication Type:</text:p>
          <text:list>
            <text:list-item>
              <text:p text:style-name="P65">Do you want a simple username/password system, or would you prefer Windows authentication?</text:p>
            </text:list-item>
          </text:list>
        </text:list-item>
        <text:list-item>
          <text:p text:style-name="P64">User Roles:</text:p>
          <text:list>
            <text:list-item>
              <text:p text:style-name="P65">What specific actions should be restricted to admin users?</text:p>
            </text:list-item>
            <text:list-item>
              <text:p text:style-name="P65">Are there any other roles needed besides admin and regular user?</text:p>
            </text:list-item>
          </text:list>
        </text:list-item>
        <text:list-item>
          <text:p text:style-name="P64">User Data:</text:p>
          <text:list>
            <text:list-item>
              <text:p text:style-name="P65">What user information do you want to track? (e.g., username, full name, department, last login)</text:p>
            </text:list-item>
            <text:list-item>
              <text:p text:style-name="P65">Do you want to track label printing history per user?</text:p>
            </text:list-item>
          </text:list>
        </text:list-item>
        <text:list-item>
          <text:p text:style-name="P64">User Experience:</text:p>
          <text:list>
            <text:list-item>
              <text:p text:style-name="P65">Should users log in every time they start the application?</text:p>
            </text:list-item>
            <text:list-item>
              <text:p text:style-name="P64">Do you want an automatic logout after a period of inactivity?</text:p>
            </text:list-item>
          </text:list>
        </text:list-item>
      </text:list>
      <text:p text:style-name="P3"><text:soft-page-break/>Take your time to answer each question. We'll use your answers to design the most appropriate authentication system.</text:p>
      <text:p text:style-name="P3">Me</text:p>
      <text:p text:style-name="P30">here is the first answer, ready?</text:p>
      <text:p text:style-name="P3">Yes, I'm ready! Please provide your answer to the first question about Authentication Type:</text:p>
      <text:p text:style-name="P3">Do you want a simple username/password system, or would you prefer Windows authentication?</text:p>
      <text:p text:style-name="P3">Me</text:p>
      <text:p text:style-name="P30">◦ Do you want a simple username/password system, or would you prefer Windows authentication since it's a local warehouse environment? Simple locally stored username and password. The program program will save its credentials in a hashed and salted table. The program must work offline. User creation will be supervised by the manager to ensure the user receives their adequate account type. Regular user or Advanced user. ◦ Should user credentials persist between sessions? No. the user will automatically log-out after each day.</text:p>
      <text:p text:style-name="P3">Thank you for those clear requirements! I understand that you want:</text:p>
      <text:list text:style-name="L25">
        <text:list-item>
          <text:p text:style-name="P66">A simple local authentication system</text:p>
        </text:list-item>
        <text:list-item>
          <text:p text:style-name="P66">Hashed and salted password storage</text:p>
        </text:list-item>
        <text:list-item>
          <text:p text:style-name="P66">Offline functionality</text:p>
        </text:list-item>
        <text:list-item>
          <text:p text:style-name="P66">Manager-supervised account creation</text:p>
        </text:list-item>
        <text:list-item>
          <text:p text:style-name="P66">Two account types (Regular and Advanced)</text:p>
        </text:list-item>
        <text:list-item>
          <text:p text:style-name="P67">Daily automatic logout</text:p>
        </text:list-item>
      </text:list>
      <text:p text:style-name="P3">Now, let's move on to the next set of questions about User Roles:</text:p>
      <text:list text:style-name="L26">
        <text:list-item>
          <text:p text:style-name="P68">What specific actions should be restricted to advanced users?</text:p>
        </text:list-item>
        <text:list-item>
          <text:p text:style-name="P69">Are there any other roles needed besides regular and advanced user?</text:p>
        </text:list-item>
      </text:list>
      <text:p text:style-name="P3">Me</text:p>
      <text:p text:style-name="P30">◦ You mentioned admin and regular user roles. What specific actions should be restricted to admin users? The creation and search of the labels. The admin will not have to provide tracking_number and or SKU number. ◦ Are there any other roles needed besides admin and regular user? Not right now.</text:p>
      <text:p text:style-name="P3">I understand the role distinctions:</text:p>
      <text:p text:style-name="P3">Regular Users:</text:p>
      <text:list text:style-name="L27">
        <text:list-item>
          <text:p text:style-name="P70">Must provide tracking_number and SKU number</text:p>
        </text:list-item>
        <text:list-item>
          <text:p text:style-name="P71">More restricted label creation/search</text:p>
        </text:list-item>
      </text:list>
      <text:p text:style-name="P3">Advanced Users (Admin):</text:p>
      <text:list text:style-name="L28">
        <text:list-item>
          <text:p text:style-name="P72">Can create/search labels without tracking_number/SKU requirements</text:p>
        </text:list-item>
        <text:list-item>
          <text:p text:style-name="P73">More flexibility in operations</text:p>
        </text:list-item>
      </text:list>
      <text:p text:style-name="P3"><text:soft-page-break/>Now for the next set of questions about User Data:</text:p>
      <text:list text:style-name="L29">
        <text:list-item>
          <text:p text:style-name="P74">What user information do you want to track? (e.g., username, full name, department, last login)</text:p>
        </text:list-item>
        <text:list-item>
          <text:p text:style-name="P75">Do you want to track label printing history per user?</text:p>
        </text:list-item>
      </text:list>
      <text:p text:style-name="P3">Me</text:p>
      <text:p text:style-name="P30">◦ What user information do you want to track? (e.g., username, full name, department, last login) full name, station number, username, avatar, Favorite SKU. ◦ Do you want to track label printing history per user? Yes. For regular users, tracking number paired with SKU. I’m not sure about advanced users yet.</text:p>
      <text:p text:style-name="P3">Got it! For user data we'll track:</text:p>
      <text:list text:style-name="L30">
        <text:list-item>
          <text:p text:style-name="P76">Full name</text:p>
        </text:list-item>
        <text:list-item>
          <text:p text:style-name="P76">Station number</text:p>
        </text:list-item>
        <text:list-item>
          <text:p text:style-name="P76">Username</text:p>
        </text:list-item>
        <text:list-item>
          <text:p text:style-name="P76">Avatar</text:p>
        </text:list-item>
        <text:list-item>
          <text:p text:style-name="P76">Favorite SKU</text:p>
        </text:list-item>
        <text:list-item>
          <text:p text:style-name="P77">Label history (tracking number + SKU) for regular users</text:p>
        </text:list-item>
      </text:list>
      <text:p text:style-name="P3">And finally, the last set of questions about User Experience:</text:p>
      <text:list text:style-name="L31">
        <text:list-item>
          <text:p text:style-name="P78">Should users log in every time they start the application?</text:p>
        </text:list-item>
        <text:list-item>
          <text:p text:style-name="P79">Do you want an automatic logout after a period of inactivity (in addition to the daily logout)?</text:p>
        </text:list-item>
      </text:list>
      <text:p text:style-name="P3">Me</text:p>
      <text:p text:style-name="P30">◦ Should users log in every time they start the application? No. Only at the start of their shift. ◦ Do you want an automatic logout after a period of inactivity? Yes, 8 consecutive hours.</text:p>
      <text:p text:style-name="P3">Perfect! I now have a complete picture of the authentication system requirements. Let me summarize everything before we start implementing:</text:p>
      <text:p text:style-name="P3">Authentication System Requirements:</text:p>
      <text:list text:style-name="L32">
        <text:list-item>
          <text:p text:style-name="P80">Local Authentication:</text:p>
          <text:list>
            <text:list-item>
              <text:p text:style-name="P81">Username/password stored locally (hashed &amp; salted)</text:p>
            </text:list-item>
            <text:list-item>
              <text:p text:style-name="P81">Offline functionality</text:p>
            </text:list-item>
            <text:list-item>
              <text:p text:style-name="P81">Manager-supervised account creation</text:p>
            </text:list-item>
          </text:list>
        </text:list-item>
        <text:list-item>
          <text:p text:style-name="P80">User Roles:</text:p>
          <text:list>
            <text:list-item>
              <text:p text:style-name="P81">Regular Users: Must provide tracking_number and SKU</text:p>
            </text:list-item>
            <text:list-item>
              <text:p text:style-name="P81">Advanced Users: Can create/search labels without restrictions</text:p>
            </text:list-item>
          </text:list>
        </text:list-item>
        <text:list-item>
          <text:p text:style-name="P80">User Data:</text:p>
          <text:list>
            <text:list-item>
              <text:p text:style-name="P81">Profile: Full name, station number, username, avatar, favorite SKU</text:p>
            </text:list-item>
            <text:list-item>
              <text:p text:style-name="P81">History: Track label printing (tracking number + SKU) for regular users</text:p>
            </text:list-item>
          </text:list>
        </text:list-item>
        <text:list-item>
          <text:p text:style-name="P80">Session Management:</text:p>
          <text:list>
            <text:list-item>
              <text:p text:style-name="P81"><text:soft-page-break/>Login required at start of shift</text:p>
            </text:list-item>
            <text:list-item>
              <text:p text:style-name="P81">Auto-logout after 8 hours of inactivity</text:p>
            </text:list-item>
            <text:list-item>
              <text:p text:style-name="P80">Daily logout</text:p>
            </text:list-item>
          </text:list>
        </text:list-item>
      </text:list>
      <text:p text:style-name="P3">Would you like me to:</text:p>
      <text:list text:style-name="L33">
        <text:list-item>
          <text:p text:style-name="P82">Start implementing the user authentication database structure?</text:p>
        </text:list-item>
        <text:list-item>
          <text:p text:style-name="P82">Create the login UI?</text:p>
        </text:list-item>
        <text:list-item>
          <text:p text:style-name="P82">Begin with the user profile management system?</text:p>
        </text:list-item>
        <text:list-item>
          <text:p text:style-name="P83">Something else?</text:p>
        </text:list-item>
      </text:list>
      <text:p text:style-name="P3">Let me know which part you'd like to tackle first!</text:p>
      <text:p text:style-name="P3">Me</text:p>
      <text:p text:style-name="P30">Before Implementation, I want to know what technologies you are going to use, and whats the gameplan?</text:p>
      <text:p text:style-name="P3">Here's the proposed technology stack and implementation plan:</text:p>
      <text:p text:style-name="P3"><text:span text:style-name="Strong_20_Emphasis">Technologies</text:span>:</text:p>
      <text:list text:style-name="L34">
        <text:list-item>
          <text:p text:style-name="P84">Database: SQLite3</text:p>
          <text:list>
            <text:list-item>
              <text:p text:style-name="P85">Local storage, no server needed</text:p>
            </text:list-item>
            <text:list-item>
              <text:p text:style-name="P85">Built into Python</text:p>
            </text:list-item>
            <text:list-item>
              <text:p text:style-name="P85">Good for offline functionality</text:p>
            </text:list-item>
            <text:list-item>
              <text:p text:style-name="P85">Easy to maintain and backup</text:p>
            </text:list-item>
          </text:list>
        </text:list-item>
        <text:list-item>
          <text:p text:style-name="P84">Password Security:</text:p>
          <text:list>
            <text:list-item>
              <text:p text:style-name="P85"><text:span text:style-name="Source_20_Text">bcrypt</text:span> for password hashing and salting</text:p>
            </text:list-item>
            <text:list-item>
              <text:p text:style-name="P85">Industry-standard security</text:p>
            </text:list-item>
          </text:list>
        </text:list-item>
        <text:list-item>
          <text:p text:style-name="P84">User Interface:</text:p>
          <text:list>
            <text:list-item>
              <text:p text:style-name="P85">Continue with tkinter (matching existing UI)</text:p>
            </text:list-item>
            <text:list-item>
              <text:p text:style-name="P84">Add new login and profile management windows</text:p>
            </text:list-item>
          </text:list>
        </text:list-item>
      </text:list>
      <text:p text:style-name="P3"><text:span text:style-name="Strong_20_Emphasis">Implementation Plan</text:span>:</text:p>
      <text:list text:style-name="L35">
        <text:list-item>
          <text:p text:style-name="P86">Phase 1 - Database Setup</text:p>
          <text:p text:style-name="P87">sql</text:p>
          <text:p text:style-name="P87">CopyInsert</text:p>
          <text:p text:style-name="P87"><text:span text:style-name="Source_20_Text">- users table (id, username, password_hash, full_name, station_number, role, favorite_sku)</text:span></text:p>
          <text:p text:style-name="P87"><text:span text:style-name="Source_20_Text">- user_sessions table (user_id, login_time, last_active)</text:span></text:p>
          <text:p text:style-name="P87"><text:span text:style-name="Source_20_Text">- label_history table (user_id, tracking_number, sku, timestamp)</text:span></text:p>
          <text:p text:style-name="P88"><text:span text:style-name="Source_20_Text">- user_avatars table (user_id, avatar_data)</text:span></text:p>
        </text:list-item>
        <text:list-item>
          <text:p text:style-name="P86">Phase 2 - Authentication System</text:p>
          <text:list>
            <text:list-item>
              <text:p text:style-name="P89">User management class</text:p>
            </text:list-item>
            <text:list-item>
              <text:p text:style-name="P89">Password hashing utilities</text:p>
            </text:list-item>
            <text:list-item>
              <text:p text:style-name="P89"><text:soft-page-break/>Session management</text:p>
            </text:list-item>
            <text:list-item>
              <text:p text:style-name="P89">Auto-logout functionality</text:p>
            </text:list-item>
          </text:list>
        </text:list-item>
        <text:list-item>
          <text:p text:style-name="P86">Phase 3 - User Interface</text:p>
          <text:list>
            <text:list-item>
              <text:p text:style-name="P89">Login window</text:p>
            </text:list-item>
            <text:list-item>
              <text:p text:style-name="P89">User profile management</text:p>
            </text:list-item>
            <text:list-item>
              <text:p text:style-name="P89">Admin user creation interface</text:p>
            </text:list-item>
            <text:list-item>
              <text:p text:style-name="P89">Avatar selection/upload</text:p>
            </text:list-item>
          </text:list>
        </text:list-item>
        <text:list-item>
          <text:p text:style-name="P86">Phase 4 - Integration</text:p>
          <text:list>
            <text:list-item>
              <text:p text:style-name="P89">Modify existing label creation flow</text:p>
            </text:list-item>
            <text:list-item>
              <text:p text:style-name="P89">Add role-based restrictions</text:p>
            </text:list-item>
            <text:list-item>
              <text:p text:style-name="P89">Implement history tracking</text:p>
            </text:list-item>
            <text:list-item>
              <text:p text:style-name="P89">Add session timeout handling</text:p>
            </text:list-item>
          </text:list>
        </text:list-item>
        <text:list-item>
          <text:p text:style-name="P86">Phase 5 - Testing &amp; Documentation</text:p>
          <text:list>
            <text:list-item>
              <text:p text:style-name="P89">Unit tests for authentication</text:p>
            </text:list-item>
            <text:list-item>
              <text:p text:style-name="P89">User acceptance testing</text:p>
            </text:list-item>
            <text:list-item>
              <text:p text:style-name="P89">Documentation updates</text:p>
            </text:list-item>
            <text:list-item>
              <text:p text:style-name="P86">Deployment guide</text:p>
            </text:list-item>
          </text:list>
        </text:list-item>
      </text:list>
      <text:p text:style-name="P3">Would you like me to:</text:p>
      <text:list text:style-name="L36">
        <text:list-item>
          <text:p text:style-name="P90">Explain any part of this plan in more detail?</text:p>
        </text:list-item>
        <text:list-item>
          <text:p text:style-name="P90">Modify any aspects of the technology choices?</text:p>
        </text:list-item>
        <text:list-item>
          <text:p text:style-name="P91">Proceed with implementing a specific phase?</text:p>
        </text:list-item>
      </text:list>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微软雅黑" svg:font-family="微软雅黑" style:font-family-generic="system" style:font-pitch="variable"/>
    <style:font-face style:name="新宋体" svg:font-family="新宋体" style:font-family-generic="modern" style:font-pitch="fixed"/>
    <style:font-face style:name="新宋体1" svg:font-family="新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新宋体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新宋体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31T09:39:46.971000000</meta:creation-date>
    <dc:date>2025-01-31T16:10:07.852000000</dc:date>
    <meta:editing-duration>PT2H9M20S</meta:editing-duration>
    <meta:editing-cycles>1</meta:editing-cycles>
    <meta:document-statistic meta:table-count="0" meta:image-count="0" meta:object-count="0" meta:page-count="17" meta:paragraph-count="479" meta:word-count="4486" meta:character-count="27849" meta:non-whitespace-character-count="24134"/>
    <meta:generator>LibreOffice/24.8.4.2$Windows_X86_64 LibreOffice_project/bb3cfa12c7b1bf994ecc5649a80400d06cd71002</meta:generator>
  </office:meta>
</office:document-meta>
</file>